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Mono" fo:font-size="12pt" fo:letter-spacing="normal" style:font-size-asian="12pt" style:font-size-complex="12pt"/>
    </style:style>
    <style:style style:name="P2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Mono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Mono" fo:font-size="12pt" fo:letter-spacing="normal" fo:font-style="normal" fo:font-weight="normal" officeooo:paragraph-rsid="000349b5" style:font-size-asian="12pt" style:font-size-complex="12pt"/>
    </style:style>
    <style:style style:name="P4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Mono" fo:font-size="12pt" fo:letter-spacing="normal" fo:font-style="normal" fo:font-weight="normal" officeooo:rsid="00071c32" officeooo:paragraph-rsid="00071c32" style:font-size-asian="12pt" style:font-size-complex="12pt"/>
    </style:style>
    <style:style style:name="P5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Mono" fo:font-size="12pt" fo:letter-spacing="normal" fo:font-style="normal" fo:font-weight="normal" officeooo:rsid="000655df" officeooo:paragraph-rsid="000655df" style:font-size-asian="12pt" style:font-size-complex="12pt"/>
    </style:style>
    <style:style style:name="P6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Mono" fo:font-size="12pt" fo:letter-spacing="normal" style:font-size-asian="12pt" style:font-size-complex="12pt"/>
    </style:style>
    <style:style style:name="T1" style:family="text">
      <style:text-properties style:font-name="Courier New" fo:font-size="14pt" fo:font-style="normal" fo:font-weight="normal"/>
    </style:style>
    <style:style style:name="T2" style:family="text">
      <style:text-properties fo:font-style="normal" fo:font-weight="normal"/>
    </style:style>
    <style:style style:name="T3" style:family="text">
      <style:text-properties fo:font-size="14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CREATE TABLE faculty_information (</text:p>
      <text:p text:style-name="P1"><text:s text:c="2"/><text:span text:style-name="T2">id int(11) NOT NULL AUTO_INCREMENT,</text:span></text:p>
      <text:p text:style-name="P1"><text:s text:c="2"/><text:span text:style-name="T2">faculty_name varchar(45) DEFAULT NULL,</text:span></text:p>
      <text:p text:style-name="P1"><text:s text:c="2"/><text:span text:style-name="T2">faculty_status varchar(100) DEFAULT NULL,</text:span></text:p>
      <text:p text:style-name="P1"><text:s text:c="2"/><text:span text:style-name="T2">faculty_title varchar(100) DEFAULT NULL,</text:span></text:p>
      <text:p text:style-name="P1"><text:s text:c="2"/><text:span text:style-name="T2">PRIMARY KEY (id)</text:span></text:p>
      <text:p text:style-name="P2">)</text:p>
      <text:p text:style-name="P4">Name: John Doe, PhD</text:p>
      <text:p text:style-name="P4">Faculty Status: Scholarly Academic (SA)</text:p>
      <text:p text:style-name="P4">Title: Assistant Professor of Management</text:p>
      <text:p text:style-name="P4">Education:</text:p>
      <text:p text:style-name="P4">Ph.D. University of North Carolina at Charlotte</text:p>
      <text:p text:style-name="P4">MS University of North Carolina at Charlotte</text:p>
      <text:p text:style-name="P4">BFA University of North Carolina at Charlotte</text:p>
      <text:p text:style-name="P2"/>
      <text:p text:style-name="P2">CREATE TABLE `faculty_education` (</text:p>
      <text:p text:style-name="P1"><text:s text:c="2"/><text:span text:style-name="T2">`degree_title` varchar(100) DEFAULT NULL,</text:span></text:p>
      <text:p text:style-name="P1"><text:s text:c="2"/><text:span text:style-name="T2">`university_name` varchar(100) DEFAULT NULL,</text:span></text:p>
      <text:p text:style-name="P1"><text:s text:c="2"/><text:span text:style-name="T2">`id` int(11) NOT NULL AUTO_INCREMENT,</text:span></text:p>
      <text:p text:style-name="P1"><text:s text:c="2"/><text:span text:style-name="T2">PRIMARY KEY (`id`)</text:span></text:p>
      <text:p text:style-name="P2">)</text:p>
      <text:p text:style-name="P2"/>
      <text:p text:style-name="P2">CREATE TABLE `contribution_research` (</text:p>
      <text:p text:style-name="P1"><text:s text:c="2"/><text:span text:style-name="T2">`ID` int(11) NOT NULL AUTO_INCREMENT,</text:span></text:p>
      <text:p text:style-name="P1"><text:s text:c="2"/><text:span text:style-name="T2">`peer_reviewed_journal` longtext,</text:span></text:p>
      <text:p text:style-name="P1"><text:s text:c="2"/><text:span text:style-name="T2">`scholarly_book` longtext,</text:span></text:p>
      <text:p text:style-name="P1"><text:s text:c="2"/><text:span text:style-name="T2">`scholarly_book_chapter` longtext,</text:span></text:p>
      <text:p text:style-name="P1"><text:s text:c="2"/><text:span text:style-name="T2">`text_book` longtext,</text:span></text:p>
      <text:p text:style-name="P1"><text:s text:c="2"/><text:span text:style-name="T2">`conference_proceedings` longtext,</text:span></text:p>
      <text:p text:style-name="P1"><text:s text:c="2"/><text:span text:style-name="T2">`grants_major_funding_agency` longtext,</text:span></text:p>
      <text:p text:style-name="P1"><text:s text:c="2"/><text:span text:style-name="T2">`economic_impact_study` longtext,</text:span></text:p>
      <text:p text:style-name="P1"><text:s text:c="2"/><text:span text:style-name="T2">`editorial_responsibility` longtext,</text:span></text:p>
      <text:p text:style-name="P1"><text:s text:c="2"/><text:span text:style-name="T2">`papers_academic_meetings` longtext,</text:span></text:p>
      <text:p text:style-name="P1"><text:s text:c="2"/><text:span text:style-name="T2">`officer_conference` longtext,</text:span></text:p>
      <text:p text:style-name="P1"><text:s text:c="2"/><text:span text:style-name="T2">`publish_sequence_reports` longtext,</text:span></text:p>
      <text:p text:style-name="P1"><text:s text:c="2"/><text:span text:style-name="T2">`grants_fmu` longtext,</text:span></text:p>
      <text:p text:style-name="P1"><text:s text:c="2"/><text:span text:style-name="T2">`paper_non_reviewed_journal` longtext,</text:span></text:p>
      <text:p text:style-name="P1"><text:s text:c="2"/><text:span text:style-name="T2">`participation_academic_meetings` longtext,</text:span></text:p>
      <text:p text:style-name="P1"><text:s text:c="2"/><text:span text:style-name="T2">`discipline_professional_seminars` longtext,</text:span></text:p>
      <text:p text:style-name="P1"><text:s text:c="2"/><text:span text:style-name="T2">`reviewing_jounal_articles` longtext,</text:span></text:p>
      <text:p text:style-name="P1"><text:s text:c="2"/><text:span text:style-name="T2">PRIMARY KEY (`ID`)</text:span></text:p>
      <text:p text:style-name="P2">)</text:p>
      <text:p text:style-name="P2"/>
      <text:p text:style-name="P2">INSERT INTO `contribution_research` VALUES (1,'i did once','i wrote nothing','i havent done it',' o la la','its me ','i m here','take me there','shining in the rain','call me may be','like to be one','not yet','note that i knnow of','once upon a time','i dont like meetings','nope','i have reviews'),(2,'abc','','','','','','','','','','','','','','','');</text:p>
      <text:p text:style-name="P2"><text:soft-page-break/></text:p>
      <text:p text:style-name="P2">CREATE TABLE `contribution_teaching` (</text:p>
      <text:p text:style-name="P1"><text:s text:c="2"/><text:span text:style-name="T2">`ID` int(11) NOT NULL AUTO_INCREMENT,</text:span></text:p>
      <text:p text:style-name="P1"><text:s text:c="2"/><text:span text:style-name="T2">`faculty_independent_student_project` longtext,</text:span></text:p>
      <text:p text:style-name="P1"><text:s text:c="2"/><text:span text:style-name="T2">`faculty_student_project_organizational` longtext,</text:span></text:p>
      <text:p text:style-name="P1"><text:s text:c="2"/><text:span text:style-name="T2">`new_program_development` longtext,</text:span></text:p>
      <text:p text:style-name="P1"><text:s text:c="2"/><text:span text:style-name="T2">`creating_instructional_software` longtext,</text:span></text:p>
      <text:p text:style-name="P1"><text:s text:c="2"/><text:span text:style-name="T2">`faculty_experiment_learning` longtext,</text:span></text:p>
      <text:p text:style-name="P1"><text:s text:c="2"/><text:span text:style-name="T2">`online_course_migration` longtext,</text:span></text:p>
      <text:p text:style-name="P1"><text:s text:c="2"/><text:span text:style-name="T2">`innovation_pedagogical_methodology` longtext,</text:span></text:p>
      <text:p text:style-name="P1"><text:s text:c="2"/><text:span text:style-name="T2">`review_textbook` longtext,</text:span></text:p>
      <text:p text:style-name="P1"><text:s text:c="2"/><text:span text:style-name="T2">PRIMARY KEY (`ID`)</text:span></text:p>
      <text:p text:style-name="P3">)</text:p>
      <text:p text:style-name="P3"/>
      <text:p text:style-name="P5">Contributions to Teaching</text:p>
      <text:p text:style-name="P5">(2009 - 2013)</text:p>
      <text:p text:style-name="P3"/>
      <text:p text:style-name="P3">CREATE TABLE `contribution_service` (</text:p>
      <text:p text:style-name="P1"><text:s text:c="2"/><text:span text:style-name="T2">`ID` int(11) NOT NULL AUTO_INCREMENT,</text:span></text:p>
      <text:p text:style-name="P1"><text:s text:c="2"/><text:span text:style-name="T2">`working_teaching` longtext,</text:span></text:p>
      <text:p text:style-name="P1"><text:s text:c="2"/><text:span text:style-name="T2">`faculty_internship` longtext,</text:span></text:p>
      <text:p text:style-name="P1"><text:s text:c="2"/><text:span text:style-name="T2">`operating_business` longtext,</text:span></text:p>
      <text:p text:style-name="P1"><text:s text:c="2"/><text:span text:style-name="T2">`professional_certification` longtext,</text:span></text:p>
      <text:p text:style-name="P1"><text:s text:c="2"/><text:span text:style-name="T2">`consulting` longtext,</text:span></text:p>
      <text:p text:style-name="P1"><text:s text:c="2"/><text:span text:style-name="T2">`education_organization` longtext,</text:span></text:p>
      <text:p text:style-name="P1"><text:s text:c="2"/><text:span text:style-name="T2">`surverys_and_research` longtext,</text:span></text:p>
      <text:p text:style-name="P1"><text:s text:c="2"/><text:span text:style-name="T2">`expert_witness` longtext,</text:span></text:p>
      <text:p text:style-name="P1"><text:s text:c="2"/><text:span text:style-name="T2">`writing_article_practitioner_periodical` longtext,</text:span></text:p>
      <text:p text:style-name="P1"><text:s text:c="2"/><text:span text:style-name="T2">`presentation_professional_group` longtext,</text:span></text:p>
      <text:p text:style-name="P1"><text:s text:c="2"/><text:span text:style-name="T2">`member_board_of_director` longtext,</text:span></text:p>
      <text:p text:style-name="P1"><text:s text:c="2"/><text:span text:style-name="T2">`book_national_international_distribution` longtext,</text:span></text:p>
      <text:p text:style-name="P1"><text:s text:c="2"/><text:span text:style-name="T2">`contractual_business_speeches` longtext,</text:span></text:p>
      <text:p text:style-name="P1"><text:s text:c="2"/><text:span text:style-name="T2">`book_national_speeches` longtext,</text:span></text:p>
      <text:p text:style-name="P1"><text:s text:c="2"/><text:span text:style-name="T2">`speech_to_business_people` longtext,</text:span></text:p>
      <text:p text:style-name="P1"><text:s text:c="2"/><text:span text:style-name="T2">PRIMARY KEY (`ID`)</text:span></text:p>
      <text:p text:style-name="P3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0:12:59.365850844</meta:creation-date>
    <dc:date>2018-01-16T12:31:07.530639524</dc:date>
    <meta:editing-duration>PT20H37M20S</meta:editing-duration>
    <meta:editing-cycles>5</meta:editing-cycles>
    <meta:generator>LibreOffice/5.4.2.2$Linux_X86_64 LibreOffice_project/40m0$Build-2</meta:generator>
    <meta:document-statistic meta:table-count="0" meta:image-count="0" meta:object-count="0" meta:page-count="2" meta:paragraph-count="74" meta:word-count="248" meta:character-count="2806" meta:non-whitespace-character-count="2523"/>
  </office:meta>
</office:document-meta>
</file>